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Parser.getFeature( String featur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MParser.setEntityResolver( EntityResolver resolv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OMParser.setProperty( String propertyId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Parser.getErrorHand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Parser.getEntityResol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MParser.getProperty( String property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OMParser.setErrorHandler( ErrorHandler error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Parser.DOMParser( SymbolTable symbolTable , XMLGrammarPool grammarP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Parser.DOMPars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MParser.DOMParser( XMLPars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.DOM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.setFeature( String featureId , boolean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OMParser.parse( String system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OMParser.parse( InputSource input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OMParser.getXML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